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6000001CDF3823F197AD7F5B6.png" manifest:media-type="image/png"/>
  <manifest:file-entry manifest:full-path="Pictures/1000020100000266000001CDAC2A7D594F8B3F64.png" manifest:media-type="image/png"/>
  <manifest:file-entry manifest:full-path="Pictures/1000020100000266000001CD3E4A6326BD056107.png" manifest:media-type="image/png"/>
  <manifest:file-entry manifest:full-path="Pictures/1000823200003F8000002FA0E8F6C1022CBD5FAB.svg" manifest:media-type="image/svg+xml"/>
  <manifest:file-entry manifest:full-path="Pictures/1000020100000266000001CD85A85C6F74F3C265.png" manifest:media-type="image/png"/>
  <manifest:file-entry manifest:full-path="Pictures/1000822200003F8000002FA03C09B88CA0525647.svg" manifest:media-type="image/svg+xml"/>
  <manifest:file-entry manifest:full-path="Pictures/1000020100000266000001CD091AAEFA9E75B99C.png" manifest:media-type="image/png"/>
  <manifest:file-entry manifest:full-path="Pictures/10007F1100003F8000002FA0688D875AF6926F93.svg" manifest:media-type="image/svg+xml"/>
  <manifest:file-entry manifest:full-path="Pictures/10007FBD00003F8000002FA04F49FBB8369144BE.svg" manifest:media-type="image/svg+xml"/>
  <manifest:file-entry manifest:full-path="Pictures/10007FAC00003F8000002FA08CD7CA27C18A0928.svg" manifest:media-type="image/svg+xml"/>
  <manifest:file-entry manifest:full-path="Pictures/1000826200003F8000002FA01EF15098CF3828D3.svg" manifest:media-type="image/svg+xml"/>
  <manifest:file-entry manifest:full-path="Pictures/1000020100000266000001CDCA5B9566895B23F5.png" manifest:media-type="image/png"/>
  <manifest:file-entry manifest:full-path="Pictures/1000825B00003F8000002FA0F31F5FF1CFE77C52.svg" manifest:media-type="image/svg+xml"/>
  <manifest:file-entry manifest:full-path="Pictures/100081A600003F8000002FA03D1E9212FE7784EE.svg" manifest:media-type="image/svg+xml"/>
  <manifest:file-entry manifest:full-path="Pictures/1000020100000266000001CD1E65CEC3CEDD1893.png" manifest:media-type="image/png"/>
  <manifest:file-entry manifest:full-path="Pictures/1000020100000266000001CDD1996B0183D73157.png" manifest:media-type="image/png"/>
  <manifest:file-entry manifest:full-path="Pictures/100082C700003F8000002FA097FCF2B84A763A4F.svg" manifest:media-type="image/svg+xml"/>
  <manifest:file-entry manifest:full-path="Pictures/1000020100000266000001CD93AF9BA5832E77A0.png" manifest:media-type="image/png"/>
  <manifest:file-entry manifest:full-path="Pictures/10007FC000003F8000002FA0FE9DA44BFE7D7B36.svg" manifest:media-type="image/svg+xml"/>
  <manifest:file-entry manifest:full-path="Pictures/1000020100000266000001CDB3E6E780A206842F.png" manifest:media-type="image/png"/>
  <manifest:file-entry manifest:full-path="Pictures/1000020100000266000001CD2F68392ACEFA3FBE.png" manifest:media-type="image/png"/>
  <manifest:file-entry manifest:full-path="Pictures/10007F9400003F8000002FA07DF3AD31C2EE421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7.62cm" svg:height="5.715cm" svg:x="0.127cm" svg:y="2.27cm">
                <draw:image xlink:href="Pictures/10007FBD00003F8000002FA04F49FBB8369144BE.svg" xlink:type="simple" xlink:show="embed" xlink:actuate="onLoad">
                  <text:p/>
                </draw:image>
                <draw:image xlink:href="Pictures/1000020100000266000001CDCA5B9566895B23F5.png" xlink:type="simple" xlink:show="embed" xlink:actuate="onLoad"/>
              </draw:frame>
              <draw:frame draw:style-name="gr1" draw:text-style-name="P1" draw:layer="layout" svg:width="7.62cm" svg:height="5.715cm" svg:x="7.493cm" svg:y="2.27cm">
                <draw:image xlink:href="Pictures/10007FAC00003F8000002FA08CD7CA27C18A0928.svg" xlink:type="simple" xlink:show="embed" xlink:actuate="onLoad">
                  <text:p/>
                </draw:image>
                <draw:image xlink:href="Pictures/1000020100000266000001CD091AAEFA9E75B99C.png" xlink:type="simple" xlink:show="embed" xlink:actuate="onLoad"/>
              </draw:frame>
              <draw:frame draw:style-name="gr1" draw:text-style-name="P1" draw:layer="layout" svg:width="7.62cm" svg:height="5.715cm" svg:x="14.732cm" svg:y="2.27cm">
                <draw:image xlink:href="Pictures/1000822200003F8000002FA03C09B88CA0525647.svg" xlink:type="simple" xlink:show="embed" xlink:actuate="onLoad">
                  <text:p/>
                </draw:image>
                <draw:image xlink:href="Pictures/1000020100000266000001CD85A85C6F74F3C265.png" xlink:type="simple" xlink:show="embed" xlink:actuate="onLoad"/>
              </draw:frame>
              <draw:frame draw:style-name="gr1" draw:text-style-name="P1" draw:layer="layout" svg:width="7.62cm" svg:height="5.715cm" svg:x="21.971cm" svg:y="2.27cm">
                <draw:image xlink:href="Pictures/100081A600003F8000002FA03D1E9212FE7784EE.svg" xlink:type="simple" xlink:show="embed" xlink:actuate="onLoad">
                  <text:p/>
                </draw:image>
                <draw:image xlink:href="Pictures/1000020100000266000001CD1E65CEC3CEDD1893.png" xlink:type="simple" xlink:show="embed" xlink:actuate="onLoad"/>
              </draw:frame>
              <draw:line draw:style-name="gr2" draw:text-style-name="P2" draw:layer="layout" svg:x1="1.127cm" svg:y1="5.826cm" svg:x2="28.827cm" svg:y2="5.826cm">
                <text:p/>
              </draw:line>
            </draw:g>
            <draw:g>
              <draw:frame draw:style-name="gr1" draw:text-style-name="P1" draw:layer="layout" svg:width="7.62cm" svg:height="5.715cm" svg:x="14.716cm" svg:y="7.985cm">
                <draw:image xlink:href="Pictures/100082C700003F8000002FA097FCF2B84A763A4F.svg" xlink:type="simple" xlink:show="embed" xlink:actuate="onLoad">
                  <text:p/>
                </draw:image>
                <draw:image xlink:href="Pictures/1000020100000266000001CD93AF9BA5832E77A0.png" xlink:type="simple" xlink:show="embed" xlink:actuate="onLoad"/>
              </draw:frame>
              <draw:frame draw:style-name="gr1" draw:text-style-name="P1" draw:layer="layout" svg:width="7.62cm" svg:height="5.715cm" svg:x="7.477cm" svg:y="7.985cm">
                <draw:image xlink:href="Pictures/10007FC000003F8000002FA0FE9DA44BFE7D7B36.svg" xlink:type="simple" xlink:show="embed" xlink:actuate="onLoad">
                  <text:p/>
                </draw:image>
                <draw:image xlink:href="Pictures/1000020100000266000001CDB3E6E780A206842F.png" xlink:type="simple" xlink:show="embed" xlink:actuate="onLoad"/>
              </draw:frame>
              <draw:g>
                <draw:frame draw:style-name="gr1" draw:text-style-name="P1" draw:layer="layout" svg:width="7.62cm" svg:height="5.715cm" svg:x="21.955cm" svg:y="7.985cm">
                  <draw:image xlink:href="Pictures/1000826200003F8000002FA01EF15098CF3828D3.svg" xlink:type="simple" xlink:show="embed" xlink:actuate="onLoad">
                    <text:p/>
                  </draw:image>
                  <draw:image xlink:href="Pictures/1000020100000266000001CD2F68392ACEFA3FBE.png" xlink:type="simple" xlink:show="embed" xlink:actuate="onLoad"/>
                </draw:frame>
                <draw:frame draw:style-name="gr1" draw:text-style-name="P1" draw:layer="layout" svg:width="7.62cm" svg:height="5.715cm" svg:x="0.111cm" svg:y="7.985cm">
                  <draw:image xlink:href="Pictures/10007F9400003F8000002FA07DF3AD31C2EE4218.svg" xlink:type="simple" xlink:show="embed" xlink:actuate="onLoad">
                    <text:p/>
                  </draw:image>
                  <draw:image xlink:href="Pictures/1000020100000266000001CDD1996B0183D73157.png" xlink:type="simple" xlink:show="embed" xlink:actuate="onLoad"/>
                </draw:frame>
              </draw:g>
            </draw:g>
            <draw:line draw:style-name="gr2" draw:text-style-name="P2" draw:layer="layout" svg:x1="1cm" svg:y1="11.541cm" svg:x2="28.827cm" svg:y2="11.541cm">
              <text:p/>
            </draw:line>
          </draw:g>
          <draw:g>
            <draw:frame draw:style-name="gr1" draw:text-style-name="P1" draw:layer="layout" svg:width="7.62cm" svg:height="5.715cm" svg:x="7.461cm" svg:y="14.208cm">
              <draw:image xlink:href="Pictures/1000823200003F8000002FA0E8F6C1022CBD5FAB.svg" xlink:type="simple" xlink:show="embed" xlink:actuate="onLoad">
                <text:p/>
              </draw:image>
              <draw:image xlink:href="Pictures/1000020100000266000001CD3E4A6326BD056107.png" xlink:type="simple" xlink:show="embed" xlink:actuate="onLoad"/>
            </draw:frame>
            <draw:frame draw:style-name="gr1" draw:text-style-name="P1" draw:layer="layout" svg:width="7.62cm" svg:height="5.715cm" svg:x="0.111cm" svg:y="14.208cm">
              <draw:image xlink:href="Pictures/10007F1100003F8000002FA0688D875AF6926F93.svg" xlink:type="simple" xlink:show="embed" xlink:actuate="onLoad">
                <text:p/>
              </draw:image>
              <draw:image xlink:href="Pictures/1000020100000266000001CDAC2A7D594F8B3F64.png" xlink:type="simple" xlink:show="embed" xlink:actuate="onLoad"/>
            </draw:frame>
            <draw:frame draw:style-name="gr1" draw:text-style-name="P1" draw:layer="layout" svg:width="7.62cm" svg:height="5.715cm" svg:x="14.7cm" svg:y="14.208cm">
              <draw:image xlink:href="Pictures/1000823200003F8000002FA0E8F6C1022CBD5FAB.svg" xlink:type="simple" xlink:show="embed" xlink:actuate="onLoad">
                <text:p/>
              </draw:image>
              <draw:image xlink:href="Pictures/1000020100000266000001CD3E4A6326BD056107.png" xlink:type="simple" xlink:show="embed" xlink:actuate="onLoad"/>
            </draw:frame>
            <draw:frame draw:style-name="gr1" draw:text-style-name="P1" draw:layer="layout" svg:width="7.62cm" svg:height="5.715cm" svg:x="21.939cm" svg:y="14.208cm">
              <draw:image xlink:href="Pictures/1000825B00003F8000002FA0F31F5FF1CFE77C52.svg" xlink:type="simple" xlink:show="embed" xlink:actuate="onLoad">
                <text:p/>
              </draw:image>
              <draw:image xlink:href="Pictures/1000020100000266000001CDF3823F197AD7F5B6.png" xlink:type="simple" xlink:show="embed" xlink:actuate="onLoad"/>
            </draw:frame>
          </draw:g>
          <draw:line draw:style-name="gr2" draw:text-style-name="P2" draw:layer="layout" svg:x1="1.097cm" svg:y1="17.764cm" svg:x2="28.811cm" svg:y2="17.764cm">
            <text:p/>
          </draw:line>
        </draw:g>
        <draw:frame draw:style-name="gr3" draw:text-style-name="P3" draw:layer="layout" svg:width="11.043cm" svg:height="0.962cm" svg:x="9.329cm" svg:y="1cm">
          <draw:text-box>
            <text:p>Training error for not normalized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1:47:06.071953734</meta:creation-date>
    <dc:date>2020-11-01T12:08:52.109763093</dc:date>
    <meta:editing-duration>PT20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